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8.1cm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8.6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35cm" fo:min-width="5.8cm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2.4cm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5cm"/>
    </style:style>
    <style:style style:name="gr8" style:family="graphic" style:parent-style-name="standard">
      <style:graphic-properties draw:textarea-horizontal-align="justify" draw:textarea-vertical-align="middle" draw:auto-grow-height="false" fo:min-height="0.821cm" fo:min-width="2.522cm"/>
    </style:style>
    <style:style style:name="gr9" style:family="graphic" style:parent-style-name="standard">
      <style:graphic-properties draw:textarea-horizontal-align="justify" draw:textarea-vertical-align="middle" draw:auto-grow-height="false" fo:min-height="1.6cm" fo:min-width="3.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8.9cm"/>
    </style:style>
    <style:style style:name="gr13" style:family="graphic">
      <style:graphic-properties draw:textarea-horizontal-align="justify" draw:textarea-vertical-align="middle" draw:auto-grow-height="false" fo:min-height="1.35cm" fo:min-width="6.5cm"/>
    </style:style>
    <style:style style:name="gr14" style:family="graphic">
      <style:graphic-properties draw:textarea-horizontal-align="justify" draw:textarea-vertical-align="middle" draw:auto-grow-height="false" fo:min-height="1.75cm" fo:min-width="2.6cm"/>
    </style:style>
    <style:style style:name="gr15" style:family="graphic">
      <style:graphic-properties draw:textarea-horizontal-align="justify" draw:textarea-vertical-align="middle" draw:auto-grow-height="false" fo:min-height="1.35cm" fo:min-width="11.9cm"/>
    </style:style>
    <style:style style:name="gr16" style:family="graphic">
      <style:graphic-properties draw:textarea-horizontal-align="justify" draw:textarea-vertical-align="middle" draw:auto-grow-height="false" fo:min-height="1.25cm" fo:min-width="3.9cm"/>
    </style:style>
    <style:style style:name="gr17" style:family="graphic">
      <style:graphic-properties draw:textarea-horizontal-align="justify" draw:textarea-vertical-align="middle" draw:auto-grow-height="false" fo:min-height="1.25cm" fo:min-width="3.8cm"/>
    </style:style>
    <style:style style:name="gr18" style:family="graphic" style:parent-style-name="standard">
      <style:graphic-properties draw:textarea-horizontal-align="justify" draw:textarea-vertical-align="middle" draw:auto-grow-height="false" fo:min-height="1.25cm" fo:min-width="3.8cm"/>
    </style:style>
    <style:style style:name="gr19" style:family="graphic" style:parent-style-name="standard">
      <style:graphic-properties draw:textarea-horizontal-align="justify" draw:textarea-vertical-align="middle" draw:auto-grow-height="false" fo:min-height="1.45cm" fo:min-width="7.4cm"/>
    </style:style>
    <style:style style:name="gr20" style:family="graphic" style:parent-style-name="standard">
      <style:graphic-properties draw:textarea-horizontal-align="justify" draw:textarea-vertical-align="middle" draw:auto-grow-height="false" fo:min-height="2.05cm" fo:min-width="2.2cm"/>
    </style:style>
    <style:style style:name="gr21" style:family="graphic" style:parent-style-name="standard">
      <style:graphic-properties draw:textarea-horizontal-align="justify" draw:textarea-vertical-align="middle" draw:auto-grow-height="false" fo:min-height="1.45cm" fo:min-width="14.6cm"/>
    </style:style>
    <style:style style:name="gr22" style:family="graphic" style:parent-style-name="standard">
      <style:graphic-properties draw:textarea-horizontal-align="justify" draw:textarea-vertical-align="middle" draw:auto-grow-height="false" fo:min-height="1.072cm" fo:min-width="1.768cm"/>
    </style:style>
    <style:style style:name="gr23" style:family="graphic" style:parent-style-name="standard">
      <style:graphic-properties draw:textarea-horizontal-align="justify" draw:textarea-vertical-align="middle" draw:auto-grow-height="false" fo:min-height="3.45cm" fo:min-width="7.6cm"/>
    </style:style>
    <style:style style:name="gr24" style:family="graphic" style:parent-style-name="standard">
      <style:graphic-properties draw:textarea-horizontal-align="justify" draw:textarea-vertical-align="middle" draw:auto-grow-height="false" fo:min-height="1.95cm" fo:min-width="5.6cm"/>
    </style:style>
    <style:style style:name="gr25" style:family="graphic">
      <style:graphic-properties draw:textarea-horizontal-align="justify" draw:textarea-vertical-align="middle" draw:auto-grow-height="false" fo:min-height="1.75cm" fo:min-width="3.1cm"/>
    </style:style>
    <style:style style:name="gr26" style:family="graphic">
      <style:graphic-properties draw:textarea-horizontal-align="justify" draw:textarea-vertical-align="middle" draw:auto-grow-height="false" fo:min-height="1.45cm" fo:min-width="3.342cm"/>
    </style:style>
    <style:style style:name="gr27" style:family="graphic">
      <style:graphic-properties draw:textarea-horizontal-align="justify" draw:textarea-vertical-align="middle" draw:auto-grow-height="false" fo:min-height="1.75cm" fo:min-width="3.2cm"/>
    </style:style>
    <style:style style:name="gr28" style:family="graphic">
      <style:graphic-properties draw:textarea-horizontal-align="justify" draw:textarea-vertical-align="middle" draw:auto-grow-height="false" fo:min-height="2.65cm" fo:min-width="7.8cm"/>
    </style:style>
    <style:style style:name="gr29" style:family="graphic">
      <style:graphic-properties draw:textarea-horizontal-align="justify" draw:textarea-vertical-align="middle" draw:auto-grow-height="false" fo:min-height="1.95cm" fo:min-width="5cm"/>
    </style:style>
    <style:style style:name="gr30" style:family="graphic" style:parent-style-name="standard">
      <style:graphic-properties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</style:style>
    <style:style style:name="gr32" style:family="graphic">
      <style:graphic-properties draw:textarea-horizontal-align="justify" draw:textarea-vertical-align="middle" draw:auto-grow-height="false" fo:min-height="2.45cm" fo:min-width="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2cm" fo:min-width="0cm"/>
    </style:style>
    <style:style style:name="gr34" style:family="graphic">
      <style:graphic-properties draw:textarea-horizontal-align="justify" draw:textarea-vertical-align="middle" draw:auto-grow-height="false" fo:min-height="1.75cm" fo:min-width="3.7cm"/>
    </style:style>
    <style:style style:name="gr35" style:family="graphic">
      <style:graphic-properties draw:textarea-horizontal-align="justify" draw:textarea-vertical-align="middle" draw:auto-grow-height="false" fo:min-height="1.45cm" fo:min-width="3.341cm"/>
    </style:style>
    <style:style style:name="gr36" style:family="graphic">
      <style:graphic-properties draw:textarea-horizontal-align="justify" draw:textarea-vertical-align="middle" draw:auto-grow-height="false" fo:min-height="1.45cm" fo:min-width="2.46cm"/>
    </style:style>
    <style:style style:name="gr37" style:family="graphic">
      <style:graphic-properties draw:textarea-horizontal-align="justify" draw:textarea-vertical-align="middle" draw:auto-grow-height="false" fo:min-height="1.95cm" fo:min-width="8.8cm"/>
    </style:style>
    <style:style style:name="gr38" style:family="graphic">
      <style:graphic-properties draw:textarea-horizontal-align="justify" draw:textarea-vertical-align="middle" draw:auto-grow-height="false" fo:min-height="1.95cm" fo:min-width="8.7cm"/>
    </style:style>
    <style:style style:name="gr39" style:family="graphic">
      <style:graphic-properties draw:textarea-horizontal-align="justify" draw:textarea-vertical-align="middle" draw:auto-grow-height="false" fo:min-height="3.05cm" fo:min-width="16.1cm"/>
    </style:style>
    <style:style style:name="gr40" style:family="graphic">
      <style:graphic-properties draw:textarea-horizontal-align="justify" draw:textarea-vertical-align="middle" draw:auto-grow-height="false" fo:min-height="2.2cm" fo:min-width="2.8cm"/>
    </style:style>
    <style:style style:name="gr41" style:family="graphic" style:parent-style-name="standard">
      <style:graphic-properties draw:textarea-horizontal-align="justify" draw:textarea-vertical-align="middle" draw:auto-grow-height="false" fo:min-height="1.75cm" fo:min-width="4.6cm"/>
    </style:style>
    <style:style style:name="gr42" style:family="graphic" style:parent-style-name="standard">
      <style:graphic-properties draw:textarea-horizontal-align="justify" draw:textarea-vertical-align="middle" draw:auto-grow-height="false" fo:min-height="1.45cm" fo:min-width="2.46cm"/>
    </style:style>
    <style:style style:name="gr43" style:family="graphic" style:parent-style-name="standard">
      <style:graphic-properties draw:textarea-horizontal-align="justify" draw:textarea-vertical-align="middle" draw:auto-grow-height="false" fo:min-height="1.75cm" fo:min-width="1.55cm"/>
    </style:style>
    <style:style style:name="gr44" style:family="graphic" style:parent-style-name="standard">
      <style:graphic-properties draw:textarea-horizontal-align="justify" draw:textarea-vertical-align="middle" draw:auto-grow-height="false" fo:min-height="1.95cm" fo:min-width="5cm"/>
    </style:style>
    <style:style style:name="gr45" style:family="graphic" style:parent-style-name="standard">
      <style:graphic-properties draw:textarea-horizontal-align="justify" draw:textarea-vertical-align="middle" draw:auto-grow-height="false" fo:min-height="2.15cm" fo:min-width="4.499cm"/>
    </style:style>
    <style:style style:name="gr46" style:family="graphic" style:parent-style-name="standard">
      <style:graphic-properties draw:textarea-horizontal-align="justify" draw:textarea-vertical-align="middle" draw:auto-grow-height="false" fo:min-height="1.95cm" fo:min-width="8.8cm"/>
    </style:style>
    <style:style style:name="gr47" style:family="graphic" style:parent-style-name="standard">
      <style:graphic-properties draw:textarea-horizontal-align="justify" draw:textarea-vertical-align="middle" draw:auto-grow-height="false" fo:min-height="1.95cm" fo:min-width="8.7cm"/>
    </style:style>
    <style:style style:name="gr48" style:family="graphic" style:parent-style-name="standard">
      <style:graphic-properties draw:textarea-horizontal-align="justify" draw:textarea-vertical-align="middle" draw:auto-grow-height="false" fo:min-height="3.05cm" fo:min-width="16.1cm"/>
    </style:style>
    <style:style style:name="gr49" style:family="graphic" style:parent-style-name="standard">
      <style:graphic-properties draw:textarea-horizontal-align="justify" draw:textarea-vertical-align="middle" draw:auto-grow-height="false" fo:min-height="2.2cm" fo:min-width="2.8cm"/>
    </style:style>
    <style:style style:name="gr50" style:family="graphic">
      <style:graphic-properties draw:textarea-horizontal-align="justify" draw:textarea-vertical-align="middle" draw:auto-grow-height="false" fo:min-height="1.35cm" fo:min-width="9.5cm"/>
    </style:style>
    <style:style style:name="gr51" style:family="graphic">
      <style:graphic-properties draw:textarea-horizontal-align="justify" draw:textarea-vertical-align="middle" draw:auto-grow-height="false" fo:min-height="1.136cm" fo:min-width="3.782cm"/>
    </style:style>
    <style:style style:name="gr52" style:family="graphic">
      <style:graphic-properties draw:textarea-horizontal-align="justify" draw:textarea-vertical-align="middle" draw:auto-grow-height="false" fo:min-height="1.55cm" fo:min-width="2.35cm"/>
    </style:style>
    <style:style style:name="gr53" style:family="graphic">
      <style:graphic-properties draw:textarea-horizontal-align="justify" draw:textarea-vertical-align="middle" draw:auto-grow-height="false" fo:min-height="1.45cm" fo:min-width="6.9cm"/>
    </style:style>
    <style:style style:name="gr54" style:family="graphic">
      <style:graphic-properties draw:textarea-horizontal-align="justify" draw:textarea-vertical-align="middle" draw:auto-grow-height="false" fo:min-height="1.35cm" fo:min-width="7.1cm"/>
    </style:style>
    <style:style style:name="gr55" style:family="graphic">
      <style:graphic-properties draw:textarea-horizontal-align="justify" draw:textarea-vertical-align="middle" draw:auto-grow-height="false" fo:min-height="1.25cm" fo:min-width="3.6cm"/>
    </style:style>
    <style:style style:name="gr56" style:family="graphic">
      <style:graphic-properties draw:textarea-horizontal-align="justify" draw:textarea-vertical-align="middle" draw:auto-grow-height="false" fo:min-height="3.95cm" fo:min-width="8.3cm"/>
    </style:style>
    <style:style style:name="gr57" style:family="graphic">
      <style:graphic-properties draw:textarea-horizontal-align="justify" draw:textarea-vertical-align="middle" draw:auto-grow-height="false" fo:min-height="1.35cm" fo:min-width="5.7cm"/>
    </style:style>
    <style:style style:name="gr58" style:family="graphic">
      <style:graphic-properties draw:textarea-horizontal-align="justify" draw:textarea-vertical-align="middle" draw:auto-grow-height="false" fo:min-height="1.35cm" fo:min-width="5.061cm"/>
    </style:style>
    <style:style style:name="gr59" style:family="graphic">
      <style:graphic-properties draw:textarea-horizontal-align="justify" draw:textarea-vertical-align="middle" draw:auto-grow-height="false" fo:min-height="1.15cm" fo:min-width="3cm"/>
    </style:style>
    <style:style style:name="gr60" style:family="graphic" style:parent-style-name="standard">
      <style:graphic-properties draw:textarea-horizontal-align="justify" draw:textarea-vertical-align="middle" draw:auto-grow-height="false" fo:min-height="1.576cm" fo:min-width="3.908cm"/>
    </style:style>
    <style:style style:name="gr61" style:family="graphic" style:parent-style-name="standard">
      <style:graphic-properties draw:textarea-horizontal-align="justify" draw:textarea-vertical-align="middle" draw:auto-grow-height="false" fo:min-height="1.2cm" fo:min-width="2.8cm"/>
    </style:style>
    <style:style style:name="gr62" style:family="graphic" style:parent-style-name="standard">
      <style:graphic-properties draw:textarea-horizontal-align="justify" draw:textarea-vertical-align="middle" draw:auto-grow-height="false" fo:min-height="1.65cm" fo:min-width="5.1cm"/>
    </style:style>
    <style:style style:name="gr63" style:family="graphic" style:parent-style-name="standard">
      <style:graphic-properties draw:textarea-horizontal-align="justify" draw:textarea-vertical-align="middle" draw:auto-grow-height="false" fo:min-height="1.65cm" fo:min-width="5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size-asian="18pt"/>
    </style:style>
    <style:style style:name="P3" style:family="paragraph">
      <style:text-properties style:font-size-asian="18pt"/>
    </style:style>
    <style:style style:name="P4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408cm" svg:height="1.052cm" svg:x="13.792cm" svg:y="25.4cm">
          <draw:text-box>
            <text:p>游客 功能概览流程图</text:p>
          </draw:text-box>
        </draw:frame>
        <draw:custom-shape draw:style-name="gr2" draw:text-style-name="P1" xml:id="id1" draw:id="id1" draw:layer="layout" svg:width="8.6cm" svg:height="1.7cm" svg:x="1.5cm" svg:y="1.4cm">
          <text:p text:style-name="P1">游客：图书馆里系统主页面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9.1cm" svg:height="1.7cm" svg:x="11.2cm" svg:y="1.4cm">
          <text:p text:style-name="P1">登录</text:p>
          <text:p text:style-name="P1">或提示前往图书管理员处注册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1cm" svg:y1="2.25cm" svg:x2="11.2cm" svg:y2="2.25cm" draw:start-shape="id1" draw:start-glue-point="1" draw:end-shape="id2" svg:d="M10100 2250h1100" svg:viewBox="0 0 1101 1">
          <text:p/>
        </draw:connector>
        <draw:custom-shape draw:style-name="gr5" draw:text-style-name="P1" xml:id="id3" draw:id="id3" draw:layer="layout" svg:width="6.3cm" svg:height="2.6cm" svg:x="1.5cm" svg:y="14.5cm">
          <text:p text:style-name="P1">选择并转至</text:p>
          <text:p text:style-name="P1">相应图书详情页面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1" draw:layer="layout" draw:line-skew="-4.6cm" svg:x1="5.8cm" svg:y1="3.1cm" svg:x2="4.65cm" svg:y2="14.5cm" draw:start-shape="id1" draw:start-glue-point="2" draw:end-shape="id3" draw:end-glue-point="0" svg:d="M5800 3100v1100h-1150v10300" svg:viewBox="0 0 1151 11401">
          <text:p/>
        </draw:connector>
        <draw:custom-shape draw:style-name="gr6" draw:text-style-name="P1" xml:id="id7" draw:id="id7" draw:layer="layout" svg:width="2.9cm" svg:height="1.7cm" svg:x="1.5cm" svg:y="18.6cm">
          <text:p text:style-name="P1">样章预览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6" draw:id="id6" draw:layer="layout" svg:width="5.5cm" svg:height="1.7cm" svg:x="9.1cm" svg:y="11.8cm">
          <text:p text:style-name="P1">继续查询/返回主页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8cm" svg:y1="3.1cm" svg:x2="8.2cm" svg:y2="5.05cm" draw:start-shape="id1" draw:start-glue-point="2" draw:end-shape="id4" draw:end-glue-point="9" svg:d="M5800 3100v1950h2400" svg:viewBox="0 0 2401 1951">
          <text:p/>
        </draw:connector>
        <draw:custom-shape draw:style-name="gr8" draw:text-style-name="P1" xml:id="id4" draw:id="id4" draw:layer="layout" svg:width="4.8cm" svg:height="1.7cm" svg:x="7.6cm" svg:y="4.2cm">
          <text:p text:style-name="P1">图书检索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xml:id="id5" draw:id="id5" draw:layer="layout" svg:width="8cm" svg:height="3.7cm" svg:x="6cm" svg:y="6.7cm">
          <text:p text:style-name="P1">后台查询</text:p>
          <text:p text:style-name="P1">返回结果是否为空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1" draw:layer="layout" svg:x1="10cm" svg:y1="5.9cm" svg:x2="10cm" svg:y2="6.7cm" draw:start-shape="id4" draw:start-glue-point="8" draw:end-shape="id5" draw:end-glue-point="4" svg:d="M10000 5900v800" svg:viewBox="0 0 1 801">
          <text:p/>
        </draw:connector>
        <draw:connector draw:style-name="gr10" draw:text-style-name="P1" draw:layer="layout" svg:x1="6cm" svg:y1="8.55cm" svg:x2="4.65cm" svg:y2="14.5cm" draw:start-shape="id5" draw:start-glue-point="5" draw:end-shape="id3" draw:end-glue-point="0" svg:d="M6000 8550h-1350v5950" svg:viewBox="0 0 1351 5951">
          <text:p text:style-name="P1">否</text:p>
        </draw:connector>
        <draw:connector draw:style-name="gr10" draw:text-style-name="P1" draw:layer="layout" svg:x1="14cm" svg:y1="8.55cm" svg:x2="14.6cm" svg:y2="12.65cm" draw:start-shape="id5" draw:start-glue-point="7" draw:end-shape="id6" draw:end-glue-point="1" svg:d="M14000 8550h1105v4100h-505" svg:viewBox="0 0 1106 4101">
          <text:p text:style-name="P1">是</text:p>
        </draw:connector>
        <draw:connector draw:style-name="gr11" draw:text-style-name="P1" draw:layer="layout" draw:line-skew="-4.6cm" svg:x1="5.8cm" svg:y1="3.1cm" svg:x2="4.65cm" svg:y2="14.5cm" draw:start-shape="id1" draw:start-glue-point="2" draw:end-shape="id3" draw:end-glue-point="0" svg:d="M5800 3100v1100h-1150v10300" svg:viewBox="0 0 1151 11401">
          <text:p/>
        </draw:connector>
        <draw:connector draw:style-name="gr11" draw:text-style-name="P1" draw:layer="layout" svg:x1="5.8cm" svg:y1="3.1cm" svg:x2="8.2cm" svg:y2="5.05cm" draw:start-shape="id1" draw:start-glue-point="2" draw:end-shape="id4" draw:end-glue-point="9" svg:d="M5800 3100v1950h2400" svg:viewBox="0 0 2401 1951">
          <text:p/>
        </draw:connector>
        <draw:connector draw:style-name="gr11" draw:text-style-name="P1" draw:layer="layout" svg:x1="10cm" svg:y1="5.9cm" svg:x2="10cm" svg:y2="6.7cm" draw:start-shape="id4" draw:start-glue-point="8" draw:end-shape="id5" draw:end-glue-point="4" svg:d="M10000 5900v800" svg:viewBox="0 0 1 801">
          <text:p/>
        </draw:connector>
        <draw:connector draw:style-name="gr11" draw:text-style-name="P1" draw:layer="layout" svg:x1="10.1cm" svg:y1="2.25cm" svg:x2="11.2cm" svg:y2="2.25cm" draw:start-shape="id1" draw:start-glue-point="1" draw:end-shape="id2" draw:end-glue-point="3" svg:d="M10100 2250h1100" svg:viewBox="0 0 1101 1">
          <text:p/>
        </draw:connector>
        <draw:custom-shape draw:style-name="gr6" draw:text-style-name="P1" xml:id="id8" draw:id="id8" draw:layer="layout" svg:width="2.9cm" svg:height="1.7cm" svg:x="4.8cm" svg:y="18.6cm">
          <text:p text:style-name="P1">图书状态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9" draw:id="id9" draw:layer="layout" svg:width="2.9cm" svg:height="1.7cm" svg:x="8.1cm" svg:y="18.6cm">
          <text:p text:style-name="P1">预约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0" draw:id="id10" draw:layer="layout" svg:width="2.9cm" svg:height="1.7cm" svg:x="11.4cm" svg:y="18.6cm">
          <text:p text:style-name="P1">评论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.65cm" svg:y1="17.1cm" svg:x2="2.95cm" svg:y2="18.6cm" draw:start-shape="id3" draw:start-glue-point="2" draw:end-shape="id7" draw:end-glue-point="0" svg:d="M4650 17100v750h-1700v750" svg:viewBox="0 0 1701 1501">
          <text:p/>
        </draw:connector>
        <draw:connector draw:style-name="gr11" draw:text-style-name="P1" draw:layer="layout" svg:x1="4.65cm" svg:y1="17.1cm" svg:x2="6.25cm" svg:y2="18.6cm" draw:start-shape="id3" draw:start-glue-point="2" draw:end-shape="id8" svg:d="M4650 17100v750h1600v750" svg:viewBox="0 0 1601 1501">
          <text:p/>
        </draw:connector>
        <draw:connector draw:style-name="gr11" draw:text-style-name="P1" draw:layer="layout" svg:x1="4.65cm" svg:y1="17.1cm" svg:x2="9.55cm" svg:y2="18.6cm" draw:start-shape="id3" draw:start-glue-point="2" draw:end-shape="id9" draw:end-glue-point="0" svg:d="M4650 17100v750h4900v750" svg:viewBox="0 0 4901 1501">
          <text:p/>
        </draw:connector>
        <draw:connector draw:style-name="gr11" draw:text-style-name="P1" draw:layer="layout" svg:x1="4.65cm" svg:y1="17.1cm" svg:x2="12.85cm" svg:y2="18.6cm" draw:start-shape="id3" draw:start-glue-point="2" draw:end-shape="id10" draw:end-glue-point="0" svg:d="M4650 17100v750h8200v750" svg:viewBox="0 0 8201 1501">
          <text:p/>
        </draw:connector>
        <draw:custom-shape draw:style-name="gr12" draw:text-style-name="P1" xml:id="id11" draw:id="id11" draw:layer="layout" svg:width="9.4cm" svg:height="2cm" svg:x="10.6cm" svg:y="22.5cm">
          <text:p text:style-name="P1">登录（并记录当前状态与操作）</text:p>
          <text:p text:style-name="P1">或提示前往图书管理员处注册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9.55cm" svg:y1="20.3cm" svg:x2="15.3cm" svg:y2="22.5cm" draw:start-shape="id9" draw:start-glue-point="2" draw:end-shape="id11" draw:end-glue-point="0" svg:d="M9550 20300v1100h5750v1100" svg:viewBox="0 0 5751 2201">
          <text:p/>
        </draw:connector>
        <draw:connector draw:style-name="gr11" draw:text-style-name="P1" draw:layer="layout" svg:x1="12.85cm" svg:y1="20.3cm" svg:x2="15.3cm" svg:y2="22.5cm" draw:start-shape="id10" draw:start-glue-point="2" draw:end-shape="id11" draw:end-glue-point="0" svg:d="M12850 20300v1100h2450v1100" svg:viewBox="0 0 2451 2201">
          <text:p/>
        </draw:connector>
        <draw:connector draw:style-name="gr11" draw:text-style-name="P1" draw:layer="layout" svg:x1="2.95cm" svg:y1="20.3cm" svg:x2="2.95cm" svg:y2="22.8cm" draw:start-shape="id7" draw:start-glue-point="2" draw:end-shape="id12" draw:end-glue-point="0" svg:d="M2950 20300v2500" svg:viewBox="0 0 1 2501">
          <text:p/>
        </draw:connector>
        <draw:custom-shape draw:style-name="gr6" draw:text-style-name="P1" xml:id="id12" draw:id="id12" draw:layer="layout" svg:width="2.9cm" svg:height="1.7cm" svg:x="1.5cm" svg:y="22.8cm">
          <text:p text:style-name="P1">在线预览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3" draw:id="id13" draw:layer="layout" svg:width="2.9cm" svg:height="1.7cm" svg:x="4.812cm" svg:y="22.794cm">
          <text:p text:style-name="P1">后台返回</text:p>
          <text:p text:style-name="P1">图书状态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6.25cm" svg:y1="20.3cm" svg:x2="6.262cm" svg:y2="22.794cm" draw:start-shape="id8" draw:end-shape="id13" svg:d="M6250 20300v1247h12v1247" svg:viewBox="0 0 13 2495">
          <text:p/>
        </draw:connector>
      </draw:page>
      <draw:page draw:name="page2" draw:style-name="dp1" draw:master-page-name="Default_5f_">
        <draw:custom-shape draw:style-name="gr13" draw:text-style-name="P2" xml:id="id14" draw:id="id14" draw:layer="Layout" svg:width="7cm" svg:height="1.6cm" svg:x="2.3cm" svg:y="3.1cm">
          <text:p text:style-name="P2">读者 登录成功</text:p>
          <draw:enhanced-geometry svg:viewBox="0 0 21600 21600" draw:type="rectangle" draw:enhanced-path="M 0 0 L 21600 0 21600 21600 0 21600 0 0 Z N"/>
        </draw:custom-shape>
        <draw:custom-shape draw:style-name="gr14" draw:text-style-name="P2" xml:id="id15" draw:id="id15" draw:layer="Layout" svg:width="6.2cm" svg:height="4cm" svg:x="2.7cm" svg:y="6.4cm">
          <text:p text:style-name="P2">是否存在</text:p>
          <text:p text:style-name="P2">历史记录/操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5.8cm" svg:y1="4.7cm" svg:x2="5.8cm" svg:y2="6.4cm" draw:start-shape="id14" draw:start-glue-point="2" draw:end-shape="id15" draw:end-glue-point="4" svg:d="M5800 4700v1700" svg:viewBox="0 0 1 1701">
          <text:p/>
        </draw:connector>
        <draw:custom-shape draw:style-name="gr15" draw:text-style-name="P2" xml:id="id16" draw:id="id16" draw:layer="Layout" svg:width="12.4cm" svg:height="1.6cm" svg:x="6.6cm" svg:y="17.7cm">
          <text:p text:style-name="P2">执行相应操作模块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.8cm" svg:y1="10.4cm" svg:x2="6.6cm" svg:y2="18.5cm" draw:start-shape="id15" draw:start-glue-point="6" draw:end-shape="id16" draw:end-glue-point="3" svg:d="M5800 10400v8100h800" svg:viewBox="0 0 801 8101">
          <text:p text:style-name="P1">是</text:p>
        </draw:connector>
        <draw:custom-shape draw:style-name="gr16" draw:text-style-name="P2" xml:id="id17" draw:id="id17" draw:layer="Layout" svg:width="4.4cm" svg:height="1.5cm" svg:x="10.9cm" svg:y="2.9cm">
          <text:p text:style-name="P2">个人信息管理</text:p>
          <draw:enhanced-geometry svg:viewBox="0 0 21600 21600" draw:type="rectangle" draw:enhanced-path="M 0 0 L 21600 0 21600 21600 0 21600 0 0 Z N"/>
        </draw:custom-shape>
        <draw:custom-shape draw:style-name="gr17" draw:text-style-name="P2" xml:id="id18" draw:id="id18" draw:layer="Layout" svg:width="4.3cm" svg:height="1.5cm" svg:x="10.9cm" svg:y="5.3cm">
          <text:p text:style-name="P2">查询</text:p>
          <draw:enhanced-geometry svg:viewBox="0 0 21600 21600" draw:type="rectangle" draw:enhanced-path="M 0 0 L 21600 0 21600 21600 0 21600 0 0 Z N"/>
        </draw:custom-shape>
        <draw:custom-shape draw:style-name="gr17" draw:text-style-name="P2" xml:id="id19" draw:id="id19" draw:layer="Layout" svg:width="4.3cm" svg:height="1.5cm" svg:x="10.9cm" svg:y="7.8cm">
          <text:p text:style-name="P2">续借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9.3cm" svg:y1="3.9cm" svg:x2="10.9cm" svg:y2="3.65cm" draw:start-shape="id14" draw:end-shape="id17" svg:d="M9300 3900h800v-250h800" svg:viewBox="0 0 1601 251">
          <text:p/>
        </draw:connector>
        <draw:connector draw:style-name="gr11" draw:text-style-name="P1" draw:layer="layout" svg:x1="9.3cm" svg:y1="3.9cm" svg:x2="10.9cm" svg:y2="6.05cm" draw:start-shape="id14" draw:end-shape="id18" svg:d="M9300 3900h800v2150h800" svg:viewBox="0 0 1601 2151">
          <text:p/>
        </draw:connector>
        <draw:connector draw:style-name="gr11" draw:text-style-name="P1" draw:layer="layout" svg:x1="9.3cm" svg:y1="3.9cm" svg:x2="10.9cm" svg:y2="8.55cm" draw:start-shape="id14" draw:end-shape="id19" draw:end-glue-point="3" svg:d="M9300 3900h800v4650h800" svg:viewBox="0 0 1601 4651">
          <text:p/>
        </draw:connector>
        <draw:connector draw:style-name="gr11" draw:text-style-name="P1" draw:layer="layout" svg:x1="15.3cm" svg:y1="3.65cm" svg:x2="19cm" svg:y2="18.5cm" draw:start-shape="id17" draw:start-glue-point="1" draw:end-shape="id16" svg:d="M15300 3650h4201v14850h-501" svg:viewBox="0 0 4202 14851">
          <text:p/>
        </draw:connector>
        <draw:connector draw:style-name="gr11" draw:text-style-name="P1" draw:layer="layout" svg:x1="15.2cm" svg:y1="6.05cm" svg:x2="19cm" svg:y2="18.5cm" draw:start-shape="id18" draw:start-glue-point="1" draw:end-shape="id16" svg:d="M15200 6050h4301v12450h-501" svg:viewBox="0 0 4302 12451">
          <text:p/>
        </draw:connector>
        <draw:connector draw:style-name="gr11" draw:text-style-name="P1" draw:layer="layout" svg:x1="15.2cm" svg:y1="8.55cm" svg:x2="19cm" svg:y2="18.5cm" draw:start-shape="id19" draw:start-glue-point="1" draw:end-shape="id16" svg:d="M15200 8550h4301v9950h-501" svg:viewBox="0 0 4302 9951">
          <text:p/>
        </draw:connector>
        <draw:custom-shape draw:style-name="gr13" draw:text-style-name="P2" xml:id="id20" draw:id="id20" draw:layer="Layout" svg:width="7cm" svg:height="1.6cm" svg:x="2.341cm" svg:y="22.265cm">
          <text:p text:style-name="P2">退出 并转到主页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2.3cm" svg:y1="3.9cm" svg:x2="2.341cm" svg:y2="23.065cm" draw:start-shape="id14" draw:start-glue-point="3" draw:end-shape="id20" svg:d="M2300 3900h-501v19165h542" svg:viewBox="0 0 543 19166">
          <text:p/>
        </draw:connector>
        <draw:custom-shape draw:style-name="gr17" draw:text-style-name="P2" xml:id="id21" draw:id="id21" draw:layer="Layout" svg:width="4.3cm" svg:height="1.5cm" svg:x="10.9cm" svg:y="10.2cm">
          <text:p text:style-name="P2">（取消）挂失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9.3cm" svg:y1="3.9cm" svg:x2="10.9cm" svg:y2="10.95cm" draw:start-shape="id14" draw:start-glue-point="1" draw:end-shape="id21" draw:end-glue-point="3" svg:d="M9300 3900h800v7050h800" svg:viewBox="0 0 1601 7051">
          <text:p/>
        </draw:connector>
        <draw:connector draw:style-name="gr11" draw:text-style-name="P1" draw:layer="layout" svg:x1="15.2cm" svg:y1="10.95cm" svg:x2="19cm" svg:y2="18.5cm" draw:start-shape="id21" draw:start-glue-point="1" draw:end-shape="id16" svg:d="M15200 10950h4301v7550h-501" svg:viewBox="0 0 4302 7551">
          <text:p/>
        </draw:connector>
        <draw:custom-shape draw:style-name="gr18" draw:text-style-name="P2" xml:id="id22" draw:id="id22" draw:layer="layout" svg:width="4.3cm" svg:height="1.5cm" svg:x="10.9cm" svg:y="12.7cm">
          <text:p text:style-name="P2">预约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9.3cm" svg:y1="3.9cm" svg:x2="10.9cm" svg:y2="13.45cm" draw:start-shape="id14" draw:start-glue-point="1" draw:end-shape="id22" svg:d="M9300 3900h800v9550h800" svg:viewBox="0 0 1601 9551">
          <text:p/>
        </draw:connector>
        <draw:connector draw:style-name="gr11" draw:text-style-name="P1" draw:layer="layout" svg:x1="15.2cm" svg:y1="13.45cm" svg:x2="19cm" svg:y2="18.5cm" draw:start-shape="id22" draw:start-glue-point="1" draw:end-shape="id16" draw:end-glue-point="1" svg:d="M15200 13450h4301v5050h-501" svg:viewBox="0 0 4302 5051">
          <text:p/>
        </draw:connector>
        <draw:custom-shape draw:style-name="gr18" draw:text-style-name="P2" xml:id="id23" draw:id="id23" draw:layer="layout" svg:width="4.3cm" svg:height="1.5cm" svg:x="10.9cm" svg:y="15.1cm">
          <text:p text:style-name="P2">书评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9.3cm" svg:y1="3.9cm" svg:x2="10.9cm" svg:y2="15.85cm" draw:start-shape="id14" draw:end-shape="id23" svg:d="M9300 3900h800v11950h800" svg:viewBox="0 0 1601 11951">
          <text:p/>
        </draw:connector>
        <draw:connector draw:style-name="gr11" draw:text-style-name="P1" draw:layer="layout" svg:x1="15.2cm" svg:y1="15.85cm" svg:x2="19cm" svg:y2="18.5cm" draw:start-shape="id23" draw:start-glue-point="1" draw:end-shape="id16" draw:end-glue-point="1" svg:d="M15200 15850h4301v2650h-501" svg:viewBox="0 0 4302 2651">
          <text:p/>
        </draw:connector>
      </draw:page>
      <draw:page draw:name="page3" draw:style-name="dp1" draw:master-page-name="Default_5f_">
        <draw:custom-shape draw:style-name="gr13" draw:text-style-name="P2" xml:id="id24" draw:id="id24" draw:layer="Layout" svg:width="7cm" svg:height="1.6cm" svg:x="2.3cm" svg:y="3.101cm">
          <text:p text:style-name="P2">图书管理员 登录成功</text:p>
          <draw:enhanced-geometry svg:viewBox="0 0 21600 21600" draw:type="rectangle" draw:enhanced-path="M 0 0 L 21600 0 21600 21600 0 21600 0 0 Z N"/>
        </draw:custom-shape>
        <draw:custom-shape draw:style-name="gr14" draw:text-style-name="P2" xml:id="id25" draw:id="id25" draw:layer="Layout" svg:width="6.2cm" svg:height="4cm" svg:x="2.7cm" svg:y="6.401cm">
          <text:p text:style-name="P2">是否存在</text:p>
          <text:p text:style-name="P2">历史记录/操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5.8cm" svg:y1="4.701cm" svg:x2="5.8cm" svg:y2="6.401cm" draw:start-shape="id24" draw:start-glue-point="2" draw:end-shape="id25" draw:end-glue-point="4" svg:d="M5800 4701v1700" svg:viewBox="0 0 1 1701">
          <text:p/>
        </draw:connector>
        <draw:custom-shape draw:style-name="gr15" draw:text-style-name="P2" xml:id="id26" draw:id="id26" draw:layer="Layout" svg:width="12.4cm" svg:height="1.6cm" svg:x="6.6cm" svg:y="16.901cm">
          <text:p text:style-name="P2">执行相应操作模块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.8cm" svg:y1="10.401cm" svg:x2="6.6cm" svg:y2="17.701cm" draw:start-shape="id25" draw:start-glue-point="6" draw:end-shape="id26" draw:end-glue-point="3" svg:d="M5800 10401v7300h800" svg:viewBox="0 0 801 7301">
          <text:p text:style-name="P1">是</text:p>
        </draw:connector>
        <draw:custom-shape draw:style-name="gr16" draw:text-style-name="P2" xml:id="id27" draw:id="id27" draw:layer="Layout" svg:width="4.4cm" svg:height="1.5cm" svg:x="10.9cm" svg:y="2.901cm">
          <text:p text:style-name="P2">个人信息管理</text:p>
          <draw:enhanced-geometry svg:viewBox="0 0 21600 21600" draw:type="rectangle" draw:enhanced-path="M 0 0 L 21600 0 21600 21600 0 21600 0 0 Z N"/>
        </draw:custom-shape>
        <draw:custom-shape draw:style-name="gr17" draw:text-style-name="P2" xml:id="id28" draw:id="id28" draw:layer="Layout" svg:width="4.3cm" svg:height="1.5cm" svg:x="10.9cm" svg:y="5.601cm">
          <text:p text:style-name="P2">读者管理</text:p>
          <draw:enhanced-geometry svg:viewBox="0 0 21600 21600" draw:type="rectangle" draw:enhanced-path="M 0 0 L 21600 0 21600 21600 0 21600 0 0 Z N"/>
        </draw:custom-shape>
        <draw:custom-shape draw:style-name="gr17" draw:text-style-name="P2" xml:id="id29" draw:id="id29" draw:layer="Layout" svg:width="4.3cm" svg:height="1.5cm" svg:x="10.9cm" svg:y="8.201cm">
          <text:p text:style-name="P2">书籍管理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9.3cm" svg:y1="3.901cm" svg:x2="10.9cm" svg:y2="3.651cm" draw:start-shape="id24" draw:end-shape="id27" svg:d="M9300 3901h800v-250h800" svg:viewBox="0 0 1601 251">
          <text:p/>
        </draw:connector>
        <draw:connector draw:style-name="gr11" draw:text-style-name="P1" draw:layer="layout" svg:x1="9.3cm" svg:y1="3.901cm" svg:x2="10.9cm" svg:y2="6.351cm" draw:start-shape="id24" draw:end-shape="id28" svg:d="M9300 3901h800v2450h800" svg:viewBox="0 0 1601 2451">
          <text:p/>
        </draw:connector>
        <draw:connector draw:style-name="gr11" draw:text-style-name="P1" draw:layer="layout" svg:x1="9.3cm" svg:y1="3.901cm" svg:x2="10.9cm" svg:y2="8.951cm" draw:start-shape="id24" draw:end-shape="id29" draw:end-glue-point="3" svg:d="M9300 3901h800v5050h800" svg:viewBox="0 0 1601 5051">
          <text:p/>
        </draw:connector>
        <draw:connector draw:style-name="gr11" draw:text-style-name="P1" draw:layer="layout" svg:x1="15.3cm" svg:y1="3.651cm" svg:x2="19cm" svg:y2="17.701cm" draw:start-shape="id27" draw:start-glue-point="1" draw:end-shape="id26" svg:d="M15300 3651h4201v14050h-501" svg:viewBox="0 0 4202 14051">
          <text:p/>
        </draw:connector>
        <draw:connector draw:style-name="gr11" draw:text-style-name="P1" draw:layer="layout" svg:x1="15.2cm" svg:y1="6.351cm" svg:x2="19cm" svg:y2="17.701cm" draw:start-shape="id28" draw:start-glue-point="1" draw:end-shape="id26" svg:d="M15200 6351h4301v11350h-501" svg:viewBox="0 0 4302 11351">
          <text:p/>
        </draw:connector>
        <draw:connector draw:style-name="gr11" draw:text-style-name="P1" draw:layer="layout" svg:x1="15.2cm" svg:y1="8.951cm" svg:x2="19cm" svg:y2="17.701cm" draw:start-shape="id29" draw:start-glue-point="1" draw:end-shape="id26" svg:d="M15200 8951h4301v8750h-501" svg:viewBox="0 0 4302 8751">
          <text:p/>
        </draw:connector>
        <draw:custom-shape draw:style-name="gr13" draw:text-style-name="P2" xml:id="id30" draw:id="id30" draw:layer="Layout" svg:width="7cm" svg:height="1.6cm" svg:x="2.341cm" svg:y="22.266cm">
          <text:p text:style-name="P2">退出 并转到主页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2.3cm" svg:y1="3.901cm" svg:x2="2.341cm" svg:y2="23.066cm" draw:start-shape="id24" draw:start-glue-point="3" draw:end-shape="id30" svg:d="M2300 3901h-501v19165h542" svg:viewBox="0 0 543 19166">
          <text:p/>
        </draw:connector>
        <draw:custom-shape draw:style-name="gr17" draw:text-style-name="P2" xml:id="id31" draw:id="id31" draw:layer="Layout" svg:width="4.3cm" svg:height="1.5cm" svg:x="10.9cm" svg:y="10.701cm">
          <text:p text:style-name="P2">信息查询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9.3cm" svg:y1="3.901cm" svg:x2="10.9cm" svg:y2="11.451cm" draw:start-shape="id24" draw:start-glue-point="1" draw:end-shape="id31" draw:end-glue-point="3" svg:d="M9300 3901h800v7550h800" svg:viewBox="0 0 1601 7551">
          <text:p/>
        </draw:connector>
        <draw:connector draw:style-name="gr11" draw:text-style-name="P1" draw:layer="layout" svg:x1="15.2cm" svg:y1="11.451cm" svg:x2="19cm" svg:y2="17.701cm" draw:start-shape="id31" draw:start-glue-point="1" draw:end-shape="id26" svg:d="M15200 11451h4301v6250h-501" svg:viewBox="0 0 4302 6251">
          <text:p/>
        </draw:connector>
      </draw:page>
      <draw:page draw:name="page4" draw:style-name="dp1" draw:master-page-name="Default_5f_">
        <draw:custom-shape draw:style-name="gr19" draw:text-style-name="P1" xml:id="id32" draw:id="id32" draw:layer="layout" svg:width="7.9cm" svg:height="1.7cm" svg:x="7.3cm" svg:y="2.3cm">
          <text:p text:style-name="P1">图书流通</text:p>
          <draw:enhanced-geometry svg:viewBox="0 0 21600 21600" draw:type="rectangle" draw:enhanced-path="M 0 0 L 21600 0 21600 21600 0 21600 0 0 Z N"/>
        </draw:custom-shape>
        <draw:custom-shape draw:style-name="gr20" draw:text-style-name="P1" xml:id="id37" draw:id="id37" draw:layer="layout" svg:width="5.4cm" svg:height="4.6cm" svg:x="8.5cm" svg:y="14cm">
          <text:p text:style-name="P1">操作是否成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xml:id="id33" draw:id="id33" draw:layer="layout" svg:width="15.1cm" svg:height="1.7cm" svg:x="3.7cm" svg:y="6.1cm">
          <text:p text:style-name="P1">图书管理员界面：响应相应的机器状态</text:p>
          <draw:enhanced-geometry svg:viewBox="0 0 21600 21600" draw:type="rectangle" draw:enhanced-path="M 0 0 L 21600 0 21600 21600 0 21600 0 0 Z N"/>
        </draw:custom-shape>
        <draw:custom-shape draw:style-name="gr22" draw:text-style-name="P1" xml:id="id34" draw:id="id34" draw:layer="layout" svg:width="3.6cm" svg:height="2.1cm" svg:x="3.7cm" svg:y="9.5cm">
          <text:p text:style-name="P1">借书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2" draw:text-style-name="P1" xml:id="id36" draw:id="id36" draw:layer="layout" svg:width="3.6cm" svg:height="2.1cm" svg:x="14.7cm" svg:y="9.5cm">
          <text:p text:style-name="P1">挂失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2" draw:text-style-name="P1" xml:id="id35" draw:id="id35" draw:layer="layout" svg:width="3.6cm" svg:height="2.1cm" svg:x="9.4cm" svg:y="9.5cm">
          <text:p text:style-name="P1">还书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1" draw:layer="layout" svg:x1="11.25cm" svg:y1="4cm" svg:x2="11.25cm" svg:y2="6.1cm" draw:start-shape="id32" draw:start-glue-point="2" draw:end-shape="id33" svg:d="M11250 4000v2100" svg:viewBox="0 0 1 2101">
          <text:p/>
        </draw:connector>
        <draw:connector draw:style-name="gr11" draw:text-style-name="P1" draw:layer="layout" svg:x1="11.25cm" svg:y1="7.8cm" svg:x2="5.5cm" svg:y2="9.5cm" draw:start-shape="id33" draw:start-glue-point="2" draw:end-shape="id34" draw:end-glue-point="5" svg:d="M11250 7800v850h-5750v850" svg:viewBox="0 0 5751 1701">
          <text:p/>
        </draw:connector>
        <draw:connector draw:style-name="gr11" draw:text-style-name="P1" draw:layer="layout" svg:x1="11.25cm" svg:y1="7.8cm" svg:x2="11.2cm" svg:y2="9.5cm" draw:start-shape="id33" draw:start-glue-point="2" draw:end-shape="id35" draw:end-glue-point="5" svg:d="M11250 7800v850h-50v850" svg:viewBox="0 0 51 1701">
          <text:p/>
        </draw:connector>
        <draw:connector draw:style-name="gr11" draw:text-style-name="P1" draw:layer="layout" svg:x1="11.25cm" svg:y1="7.8cm" svg:x2="16.95cm" svg:y2="9.5cm" draw:start-shape="id33" draw:end-shape="id36" draw:end-glue-point="4" svg:d="M11250 7800v850h5700v850" svg:viewBox="0 0 5701 1701">
          <text:p/>
        </draw:connector>
        <draw:connector draw:style-name="gr11" draw:text-style-name="P1" draw:layer="layout" svg:x1="5.5cm" svg:y1="11.6cm" svg:x2="11.2cm" svg:y2="14cm" draw:start-shape="id34" draw:start-glue-point="8" draw:end-shape="id37" draw:end-glue-point="4" svg:d="M5500 11600v1201h5700v1199" svg:viewBox="0 0 5701 2401">
          <text:p/>
        </draw:connector>
        <draw:connector draw:style-name="gr11" draw:text-style-name="P1" draw:layer="layout" svg:x1="11.2cm" svg:y1="11.6cm" svg:x2="11.2cm" svg:y2="14cm" draw:start-shape="id35" draw:start-glue-point="8" draw:end-shape="id37" draw:end-glue-point="4" svg:d="M11200 11600v2400" svg:viewBox="0 0 1 2401">
          <text:p/>
        </draw:connector>
        <draw:connector draw:style-name="gr11" draw:text-style-name="P1" draw:layer="layout" svg:x1="16.05cm" svg:y1="11.6cm" svg:x2="11.2cm" svg:y2="14cm" draw:start-shape="id36" draw:start-glue-point="7" draw:end-shape="id37" draw:end-glue-point="4" svg:d="M16050 11600v1201h-4850v1199" svg:viewBox="0 0 4851 2401">
          <text:p/>
        </draw:connector>
        <draw:custom-shape draw:style-name="gr23" draw:text-style-name="P1" xml:id="id39" draw:id="id39" draw:layer="layout" svg:width="8.1cm" svg:height="3.7cm" svg:x="11.4cm" svg:y="20.2cm">
          <text:p text:style-name="P1">图书管理员 进行后续操作</text:p>
          <text:p text:style-name="P1">如以下等：</text:p>
          <text:p text:style-name="P1">允许读者将书借出</text:p>
          <text:p text:style-name="P1">取回图书</text:p>
          <draw:enhanced-geometry svg:viewBox="0 0 21600 21600" draw:type="rectangle" draw:enhanced-path="M 0 0 L 21600 0 21600 21600 0 21600 0 0 Z N"/>
        </draw:custom-shape>
        <draw:custom-shape draw:style-name="gr24" draw:text-style-name="P1" xml:id="id38" draw:id="id38" draw:layer="layout" svg:width="6.1cm" svg:height="2.2cm" svg:x="2.3cm" svg:y="19.5cm">
          <text:p text:style-name="P1">返回相应错误信息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8.5cm" svg:y1="16.3cm" svg:x2="5.35cm" svg:y2="19.5cm" draw:start-shape="id37" draw:start-glue-point="5" draw:end-shape="id38" draw:end-glue-point="0" svg:d="M8500 16300h-3150v3200" svg:viewBox="0 0 3151 3201">
          <text:p text:style-name="P1">否</text:p>
        </draw:connector>
        <draw:connector draw:style-name="gr10" draw:text-style-name="P1" draw:layer="layout" svg:x1="13.9cm" svg:y1="16.3cm" svg:x2="15.45cm" svg:y2="20.2cm" draw:start-shape="id37" draw:start-glue-point="7" draw:end-shape="id39" svg:d="M13900 16300h1550v3900" svg:viewBox="0 0 1551 3901">
          <text:p text:style-name="P1">是</text:p>
        </draw:connector>
      </draw:page>
      <draw:page draw:name="page5" draw:style-name="dp1" draw:master-page-name="Default">
        <draw:custom-shape draw:style-name="gr25" draw:text-style-name="P2" xml:id="id44" draw:id="id44" draw:layer="Layout" svg:width="3.6cm" svg:height="2cm" svg:x="9.5cm" svg:y="2cm">
          <text:p text:style-name="P2">登录</text:p>
          <draw:enhanced-geometry svg:viewBox="0 0 21600 21600" draw:type="rectangle" draw:enhanced-path="M 0 0 L 21600 0 21600 21600 0 21600 0 0 Z N"/>
        </draw:custom-shape>
        <draw:custom-shape draw:style-name="gr26" draw:text-style-name="P2" xml:id="id40" draw:id="id40" draw:layer="Layout" svg:width="6.1cm" svg:height="2.7cm" svg:x="7.5cm" svg:y="5.4cm">
          <text:p text:style-name="P2">填写个人信息</text:p>
          <text:p text:style-name="P2">并提交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2" xml:id="id41" draw:id="id41" draw:layer="Layout" svg:width="7.4cm" svg:height="4cm" svg:x="2.5cm" svg:y="10.9cm">
          <text:p text:style-name="P2">后台信息核实</text:p>
          <text:p text:style-name="P2">用户提交信息真实性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0.55cm" svg:y1="8.1cm" svg:x2="6.2cm" svg:y2="10.9cm" draw:start-shape="id40" draw:start-glue-point="2" draw:end-shape="id41" svg:d="M10550 8100v1401h-4350v1399" svg:viewBox="0 0 4351 2801">
          <text:p/>
        </draw:connector>
        <draw:custom-shape draw:style-name="gr28" draw:text-style-name="P2" xml:id="id45" draw:id="id45" draw:layer="Layout" svg:width="8.3cm" svg:height="2.9cm" svg:x="2.1cm" svg:y="23.1cm">
          <text:p text:style-name="P2">登录成功</text:p>
          <text:p text:style-name="P2">并更新用户状态</text:p>
          <text:p text:style-name="P2">跳转（或并执行相应操作）</text:p>
          <draw:enhanced-geometry svg:viewBox="0 0 21600 21600" draw:type="rectangle" draw:enhanced-path="M 0 0 L 21600 0 21600 21600 0 21600 0 0 Z N"/>
        </draw:custom-shape>
        <draw:custom-shape draw:style-name="gr29" draw:text-style-name="P2" xml:id="id43" draw:id="id43" draw:layer="Layout" svg:width="5.5cm" svg:height="2.2cm" svg:x="14.5cm" svg:y="11.8cm">
          <text:p text:style-name="P2">返回错误信息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1" draw:layer="layout" svg:x1="6.2cm" svg:y1="14.9cm" svg:x2="6.2cm" svg:y2="16.3cm" draw:start-shape="id41" draw:start-glue-point="6" draw:end-shape="id42" draw:end-glue-point="4" svg:d="M6200 14900v1400" svg:viewBox="0 0 1 1401">
          <text:p text:style-name="P1">是</text:p>
        </draw:connector>
        <draw:connector draw:style-name="gr30" draw:text-style-name="P1" draw:layer="layout" svg:x1="9.9cm" svg:y1="12.9cm" svg:x2="14.5cm" svg:y2="12.9cm" draw:start-shape="id41" draw:start-glue-point="7" draw:end-shape="id43" svg:d="M9900 12900h4600" svg:viewBox="0 0 4601 1">
          <text:p text:style-name="P1">否</text:p>
        </draw:connector>
        <draw:frame draw:style-name="gr31" draw:text-style-name="P3" draw:layer="layout" svg:width="6.408cm" svg:height="1.853cm" svg:x="13.692cm" svg:y="24.4cm">
          <draw:text-box>
            <text:p text:style-name="P3">管理员/读者 登录</text:p>
            <text:p text:style-name="P3">流程图</text:p>
          </draw:text-box>
        </draw:frame>
        <draw:connector draw:style-name="gr4" draw:text-style-name="P1" draw:layer="layout" svg:x1="11.3cm" svg:y1="4cm" svg:x2="11.313cm" svg:y2="5.4cm" draw:start-shape="id44" draw:start-glue-point="2" draw:end-shape="id40" draw:end-glue-point="4" svg:d="M11300 4000v700h13v700" svg:viewBox="0 0 14 1401">
          <text:p/>
        </draw:connector>
        <draw:custom-shape draw:style-name="gr25" draw:text-style-name="P4" xml:id="id42" draw:id="id42" draw:layer="Layout" svg:width="7.2cm" svg:height="4cm" svg:x="2.6cm" svg:y="16.3cm">
          <text:p text:style-name="P4">登录前状态</text:p>
          <text:p text:style-name="P4">是否由[浏览]/[操作]</text:p>
          <text:p text:style-name="P4">历史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" xml:id="id46" draw:id="id46" draw:layer="Layout" svg:width="5.5cm" svg:height="2.7cm" svg:x="14.4cm" svg:y="17cm">
          <text:p text:style-name="P2">登录成功</text:p>
          <text:p text:style-name="P2">并更新用户状态</text:p>
          <text:p text:style-name="P2">刷新页面</text:p>
          <draw:enhanced-geometry svg:viewBox="0 0 21600 21600" draw:type="rectangle" draw:enhanced-path="M 0 0 L 21600 0 21600 21600 0 21600 0 0 Z N"/>
        </draw:custom-shape>
        <draw:connector draw:style-name="gr30" draw:text-style-name="P1" draw:layer="layout" svg:x1="6.2cm" svg:y1="20.3cm" svg:x2="6.25cm" svg:y2="23.1cm" draw:start-shape="id42" draw:start-glue-point="6" draw:end-shape="id45" draw:end-glue-point="0" svg:d="M6200 20300v1401h50v1399" svg:viewBox="0 0 51 2801">
          <text:p text:style-name="P1">是</text:p>
        </draw:connector>
        <draw:connector draw:style-name="gr30" draw:text-style-name="P1" draw:layer="layout" svg:x1="9.8cm" svg:y1="18.3cm" svg:x2="14.4cm" svg:y2="18.35cm" draw:start-shape="id42" draw:start-glue-point="7" draw:end-shape="id46" svg:d="M9800 18300h2301v50h2299" svg:viewBox="0 0 4601 51">
          <text:p text:style-name="P1">否</text:p>
        </draw:connector>
      </draw:page>
      <draw:page draw:name="page6" draw:style-name="dp1" draw:master-page-name="Default_5f_">
        <draw:frame draw:style-name="gr33" draw:text-style-name="P3" draw:layer="layout" svg:width="6.563cm" svg:height="1.952cm" svg:x="13.6cm" svg:y="24.6cm">
          <draw:text-box>
            <text:p text:style-name="P3">管理员/读者 </text:p>
            <text:p text:style-name="P3">个人信息管理流程图</text:p>
          </draw:text-box>
        </draw:frame>
        <draw:custom-shape draw:style-name="gr34" draw:text-style-name="P2" xml:id="id48" draw:id="id48" draw:layer="Layout" svg:width="4.2cm" svg:height="2cm" svg:x="9.1cm" svg:y="1.8cm">
          <text:p text:style-name="P2">个人信息管理</text:p>
          <draw:enhanced-geometry svg:viewBox="0 0 21600 21600" draw:type="rectangle" draw:enhanced-path="M 0 0 L 21600 0 21600 21600 0 21600 0 0 Z N"/>
        </draw:custom-shape>
        <draw:custom-shape draw:style-name="gr35" draw:text-style-name="P2" xml:id="id47" draw:id="id47" draw:layer="Layout" svg:width="6.099cm" svg:height="2.7cm" svg:x="2.801cm" svg:y="6.9cm">
          <text:p text:style-name="P2">基础信息表单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6" draw:text-style-name="P2" xml:id="id49" draw:id="id49" draw:layer="Layout" svg:width="4.7cm" svg:height="2.7cm" svg:x="13.3cm" svg:y="6.9cm">
          <text:p text:style-name="P2">密码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6.613cm" svg:y1="6.9cm" svg:x2="9.1cm" svg:y2="2.8cm" draw:start-shape="id47" draw:start-glue-point="4" draw:end-shape="id48" draw:end-glue-point="3" svg:d="M6613 6900v-4100h2487" svg:viewBox="0 0 2488 4101">
          <text:p/>
        </draw:connector>
        <draw:connector draw:style-name="gr4" draw:text-style-name="P1" draw:layer="layout" svg:x1="15.65cm" svg:y1="6.9cm" svg:x2="11.2cm" svg:y2="3.8cm" draw:start-shape="id49" draw:end-shape="id48" svg:d="M15650 6900v-1550h-4450v-1550" svg:viewBox="0 0 4451 3101">
          <text:p/>
        </draw:connector>
        <draw:connector draw:style-name="gr4" draw:text-style-name="P1" draw:layer="layout" svg:x1="5.85cm" svg:y1="9.6cm" svg:x2="11.2cm" svg:y2="11.6cm" draw:start-shape="id47" draw:end-shape="id50" draw:end-glue-point="0" svg:d="M5850 9600v1001h5350v999" svg:viewBox="0 0 5351 2001">
          <text:p/>
        </draw:connector>
        <draw:custom-shape draw:style-name="gr37" draw:text-style-name="P2" xml:id="id52" draw:id="id52" draw:layer="Layout" svg:width="9.3cm" svg:height="2.2cm" svg:x="1.6cm" svg:y="21.1cm">
          <text:p text:style-name="P2">更新相关个人信息</text:p>
          <draw:enhanced-geometry svg:viewBox="0 0 21600 21600" draw:type="rectangle" draw:enhanced-path="M 0 0 L 21600 0 21600 21600 0 21600 0 0 Z N"/>
        </draw:custom-shape>
        <draw:custom-shape draw:style-name="gr38" draw:text-style-name="P2" xml:id="id53" draw:id="id53" draw:layer="Layout" svg:width="9.2cm" svg:height="2.2cm" svg:x="1.6cm" svg:y="24.1cm">
          <text:p text:style-name="P2">返回相应错误信息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062cm" svg:y1="9.6cm" svg:x2="11.2cm" svg:y2="11.6cm" draw:start-shape="id49" draw:start-glue-point="7" draw:end-shape="id50" draw:end-glue-point="0" svg:d="M15062 9600v1001h-3862v999" svg:viewBox="0 0 3863 2001">
          <text:p/>
        </draw:connector>
        <draw:custom-shape draw:style-name="gr39" draw:text-style-name="P2" xml:id="id50" draw:id="id50" draw:layer="Layout" svg:width="16.6cm" svg:height="3.3cm" svg:x="2.9cm" svg:y="11.6cm">
          <text:p text:style-name="P2">提交表单到后台</text:p>
          <draw:enhanced-geometry svg:viewBox="0 0 21600 21600" draw:type="rectangle" draw:enhanced-path="M 0 0 L 21600 0 21600 21600 0 21600 0 0 Z N"/>
        </draw:custom-shape>
        <draw:custom-shape draw:style-name="gr40" draw:text-style-name="P2" xml:id="id51" draw:id="id51" draw:layer="Layout" svg:width="6.6cm" svg:height="4.9cm" svg:x="8cm" svg:y="15.2cm">
          <text:p text:style-name="P2">合法性判断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1" draw:layer="layout" svg:x1="8cm" svg:y1="17.65cm" svg:x2="6.25cm" svg:y2="21.1cm" draw:start-shape="id51" draw:start-glue-point="5" draw:end-shape="id52" draw:end-glue-point="0" svg:d="M8000 17650h-1750v3450" svg:viewBox="0 0 1751 3451">
          <text:p text:style-name="P1">合法</text:p>
        </draw:connector>
        <draw:connector draw:style-name="gr30" draw:text-style-name="P1" draw:layer="layout" svg:x1="11.3cm" svg:y1="20.1cm" svg:x2="10.8cm" svg:y2="25.2cm" draw:start-shape="id51" draw:start-glue-point="6" draw:end-shape="id53" draw:end-glue-point="1" svg:d="M11300 20100v2001h1v3099h-501" svg:viewBox="0 0 502 5101">
          <text:p text:style-name="P1"><text:s text:c="7"/>否</text:p>
        </draw:connector>
        <draw:connector draw:style-name="gr4" draw:text-style-name="P1" draw:layer="layout" svg:x1="19.5cm" svg:y1="13.25cm" svg:x2="19.5cm" svg:y2="13.25cm" draw:start-shape="id50" draw:end-shape="id50" svg:d="M19500 13250z" svg:viewBox="0 0 1 1">
          <text:p/>
        </draw:connector>
        <draw:connector draw:style-name="gr4" draw:text-style-name="P1" draw:layer="layout" svg:x1="14.6cm" svg:y1="17.65cm" svg:x2="19.5cm" svg:y2="13.25cm" draw:start-shape="id51" draw:end-shape="id50" svg:d="M14600 17650h5401v-4400h-501" svg:viewBox="0 0 5402 4401">
          <text:p/>
        </draw:connector>
      </draw:page>
      <draw:page draw:name="page7" draw:style-name="dp1" draw:master-page-name="Default">
        <draw:custom-shape draw:style-name="gr41" draw:text-style-name="P1" xml:id="id55" draw:id="id55" draw:layer="layout" svg:width="5.1cm" svg:height="2cm" svg:x="8cm" svg:y="1.8cm">
          <text:p text:style-name="P1">读者：信息查询</text:p>
          <draw:enhanced-geometry svg:viewBox="0 0 21600 21600" draw:type="rectangle" draw:enhanced-path="M 0 0 L 21600 0 21600 21600 0 21600 0 0 Z N"/>
        </draw:custom-shape>
        <draw:custom-shape draw:style-name="gr42" draw:text-style-name="P1" xml:id="id54" draw:id="id54" draw:layer="layout" svg:width="4.7cm" svg:height="2.7cm" svg:x="2.8cm" svg:y="6.9cm">
          <text:p text:style-name="P1">图书信息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2" draw:text-style-name="P1" xml:id="id56" draw:id="id56" draw:layer="layout" svg:width="4.7cm" svg:height="2.7cm" svg:x="6.8cm" svg:y="6.9cm">
          <text:p text:style-name="P1">图书状态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2" draw:text-style-name="P1" xml:id="id57" draw:id="id57" draw:layer="layout" svg:width="4.7cm" svg:height="2.7cm" svg:x="15.1cm" svg:y="6.9cm">
          <text:p text:style-name="P1">个人借阅情况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5.738cm" svg:y1="6.9cm" svg:x2="8cm" svg:y2="2.8cm" draw:start-shape="id54" draw:start-glue-point="4" draw:end-shape="id55" draw:end-glue-point="3" svg:d="M5738 6900v-4100h2262" svg:viewBox="0 0 2263 4101">
          <text:p/>
        </draw:connector>
        <draw:connector draw:style-name="gr4" draw:text-style-name="P1" draw:layer="layout" svg:x1="9.15cm" svg:y1="6.9cm" svg:x2="10.55cm" svg:y2="3.8cm" draw:start-shape="id56" draw:end-shape="id55" svg:d="M9150 6900v-1550h1400v-1550" svg:viewBox="0 0 1401 3101">
          <text:p/>
        </draw:connector>
        <draw:connector draw:style-name="gr4" draw:text-style-name="P1" draw:layer="layout" svg:x1="15.1cm" svg:y1="8.25cm" svg:x2="13.1cm" svg:y2="2.8cm" draw:start-shape="id57" draw:start-glue-point="3" draw:end-shape="id55" svg:d="M15100 8250h-1000v-5450h-1000" svg:viewBox="0 0 2001 5451">
          <text:p/>
        </draw:connector>
        <draw:custom-shape draw:style-name="gr43" draw:text-style-name="P1" xml:id="id58" draw:id="id58" draw:layer="layout" svg:width="4.1cm" svg:height="4cm" svg:x="5cm" svg:y="12.6cm">
          <text:p text:style-name="P1">是否找到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.15cm" svg:y1="9.6cm" svg:x2="7.05cm" svg:y2="12.6cm" draw:start-shape="id54" draw:end-shape="id58" draw:end-glue-point="0" svg:d="M5150 9600v1501h1900v1499" svg:viewBox="0 0 1901 3001">
          <text:p/>
        </draw:connector>
        <draw:connector draw:style-name="gr4" draw:text-style-name="P1" draw:layer="layout" svg:x1="9.15cm" svg:y1="9.6cm" svg:x2="7.05cm" svg:y2="12.6cm" draw:start-shape="id56" draw:start-glue-point="2" draw:end-shape="id58" svg:d="M9150 9600v1501h-2100v1499" svg:viewBox="0 0 2101 3001">
          <text:p/>
        </draw:connector>
        <draw:custom-shape draw:style-name="gr44" draw:text-style-name="P1" xml:id="id59" draw:id="id59" draw:layer="layout" svg:width="5.5cm" svg:height="2.2cm" svg:x="4.4cm" svg:y="17.6cm">
          <text:p text:style-name="P1">返回相应查询结果</text:p>
          <draw:enhanced-geometry svg:viewBox="0 0 21600 21600" draw:type="rectangle" draw:enhanced-path="M 0 0 L 21600 0 21600 21600 0 21600 0 0 Z N"/>
        </draw:custom-shape>
        <draw:custom-shape draw:style-name="gr44" draw:text-style-name="P1" xml:id="id60" draw:id="id60" draw:layer="layout" svg:width="5.5cm" svg:height="2.2cm" svg:x="10.8cm" svg:y="13.5cm">
          <text:p text:style-name="P1">返回错误信息</text:p>
          <draw:enhanced-geometry svg:viewBox="0 0 21600 21600" draw:type="rectangle" draw:enhanced-path="M 0 0 L 21600 0 21600 21600 0 21600 0 0 Z N"/>
        </draw:custom-shape>
        <draw:connector draw:style-name="gr30" draw:text-style-name="P1" draw:layer="layout" svg:x1="5cm" svg:y1="14.6cm" svg:x2="4.4cm" svg:y2="18.7cm" draw:start-shape="id58" draw:end-shape="id59" svg:d="M5000 14600h-1101v4100h501" svg:viewBox="0 0 1102 4101">
          <text:p text:style-name="P1">是</text:p>
        </draw:connector>
        <draw:connector draw:style-name="gr30" draw:text-style-name="P1" draw:layer="layout" svg:x1="9.1cm" svg:y1="14.6cm" svg:x2="10.8cm" svg:y2="14.6cm" draw:start-shape="id58" draw:end-shape="id60" svg:d="M9100 14600h1700" svg:viewBox="0 0 1701 1">
          <text:p text:style-name="P1">否</text:p>
        </draw:connector>
        <draw:connector draw:style-name="gr4" draw:text-style-name="P1" draw:layer="layout" svg:x1="17.45cm" svg:y1="9.6cm" svg:x2="7.05cm" svg:y2="12.6cm" draw:start-shape="id57" draw:end-shape="id58" draw:end-glue-point="4" svg:d="M17450 9600v1501h-10400v1499" svg:viewBox="0 0 10401 3001">
          <text:p/>
        </draw:connector>
        <draw:frame draw:style-name="gr31" draw:layer="layout" svg:width="6.408cm" svg:height="1.052cm" svg:x="13.592cm" svg:y="25.3cm">
          <draw:text-box>
            <text:p>读者 查询功能流程图</text:p>
          </draw:text-box>
        </draw:frame>
      </draw:page>
      <draw:page draw:name="page8" draw:style-name="dp1" draw:master-page-name="Default">
        <draw:frame draw:style-name="gr1" draw:layer="layout" svg:width="6.408cm" svg:height="1.052cm" svg:x="13.6cm" svg:y="25.348cm">
          <draw:text-box>
            <text:p>读者 书籍操作流程图</text:p>
          </draw:text-box>
        </draw:frame>
        <draw:custom-shape draw:style-name="gr45" draw:text-style-name="P1" xml:id="id62" draw:id="id62" draw:layer="layout" svg:width="4.999cm" svg:height="2.4cm" svg:x="9.501cm" svg:y="1.6cm">
          <text:p text:style-name="P1">读者： 书籍操作</text:p>
          <draw:enhanced-geometry svg:viewBox="0 0 21600 21600" draw:type="rectangle" draw:enhanced-path="M 0 0 L 21600 0 21600 21600 0 21600 0 0 Z N"/>
        </draw:custom-shape>
        <draw:custom-shape draw:style-name="gr42" draw:text-style-name="P1" xml:id="id61" draw:id="id61" draw:layer="layout" svg:width="4.7cm" svg:height="2.7cm" svg:x="2.801cm" svg:y="6.9cm">
          <text:p text:style-name="P1">预约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2" draw:text-style-name="P1" xml:id="id63" draw:id="id63" draw:layer="layout" svg:width="4.7cm" svg:height="2.7cm" svg:x="6.801cm" svg:y="6.9cm">
          <text:p text:style-name="P1">续借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2" draw:text-style-name="P1" xml:id="id64" draw:id="id64" draw:layer="layout" svg:width="4.7cm" svg:height="2.7cm" svg:x="10.7cm" svg:y="6.9cm">
          <text:p text:style-name="P1">挂失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5.739cm" svg:y1="6.9cm" svg:x2="9.501cm" svg:y2="2.8cm" draw:start-shape="id61" draw:start-glue-point="4" draw:end-shape="id62" draw:end-glue-point="3" svg:d="M5739 6900v-4100h3762" svg:viewBox="0 0 3763 4101">
          <text:p/>
        </draw:connector>
        <draw:connector draw:style-name="gr4" draw:text-style-name="P1" draw:layer="layout" svg:x1="9.151cm" svg:y1="6.9cm" svg:x2="12cm" svg:y2="4cm" draw:start-shape="id63" draw:end-shape="id62" svg:d="M9151 6900v-1450h2849v-1450" svg:viewBox="0 0 2850 2901">
          <text:p/>
        </draw:connector>
        <draw:connector draw:style-name="gr4" draw:text-style-name="P1" draw:layer="layout" svg:x1="13.05cm" svg:y1="6.9cm" svg:x2="12cm" svg:y2="4cm" draw:start-shape="id64" draw:start-glue-point="0" draw:end-shape="id62" svg:d="M13050 6900v-1450h-1050v-1450" svg:viewBox="0 0 1051 2901">
          <text:p/>
        </draw:connector>
        <draw:connector draw:style-name="gr4" draw:text-style-name="P1" draw:layer="layout" svg:x1="5.151cm" svg:y1="9.6cm" svg:x2="11.2cm" svg:y2="11.6cm" draw:start-shape="id61" draw:end-shape="id65" draw:end-glue-point="0" svg:d="M5151 9600v1001h6049v999" svg:viewBox="0 0 6050 2001">
          <text:p/>
        </draw:connector>
        <draw:custom-shape draw:style-name="gr46" draw:text-style-name="P1" xml:id="id68" draw:id="id68" draw:layer="layout" svg:width="9.3cm" svg:height="2.2cm" svg:x="1.6cm" svg:y="21.1cm">
          <text:p text:style-name="P1">进行相应操作，并返回相应信息</text:p>
          <draw:enhanced-geometry svg:viewBox="0 0 21600 21600" draw:type="rectangle" draw:enhanced-path="M 0 0 L 21600 0 21600 21600 0 21600 0 0 Z N"/>
        </draw:custom-shape>
        <draw:custom-shape draw:style-name="gr47" draw:text-style-name="P1" xml:id="id69" draw:id="id69" draw:layer="layout" svg:width="9.2cm" svg:height="2.2cm" svg:x="1.6cm" svg:y="24.1cm">
          <text:p text:style-name="P1">返回相应错误信息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563cm" svg:y1="9.6cm" svg:x2="11.2cm" svg:y2="11.6cm" draw:start-shape="id63" draw:start-glue-point="7" draw:end-shape="id65" draw:end-glue-point="0" svg:d="M8563 9600v1001h2637v999" svg:viewBox="0 0 2638 2001">
          <text:p/>
        </draw:connector>
        <draw:custom-shape draw:style-name="gr48" draw:text-style-name="P1" xml:id="id65" draw:id="id65" draw:layer="layout" svg:width="16.6cm" svg:height="3.3cm" svg:x="2.9cm" svg:y="11.6cm">
          <text:p text:style-name="P1">后台接受</text:p>
          <text:p text:style-name="P1">请求</text:p>
          <draw:enhanced-geometry svg:viewBox="0 0 21600 21600" draw:type="rectangle" draw:enhanced-path="M 0 0 L 21600 0 21600 21600 0 21600 0 0 Z N"/>
        </draw:custom-shape>
        <draw:custom-shape draw:style-name="gr42" draw:text-style-name="P1" xml:id="id66" draw:id="id66" draw:layer="layout" svg:width="4.7cm" svg:height="2.7cm" svg:x="14.9cm" svg:y="6.9cm">
          <text:p text:style-name="P1">取消挂失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12cm" svg:y1="4cm" svg:x2="17.25cm" svg:y2="6.9cm" draw:start-shape="id62" draw:end-shape="id66" draw:end-glue-point="5" svg:d="M12000 4000v1450h5250v1450" svg:viewBox="0 0 5251 2901">
          <text:p/>
        </draw:connector>
        <draw:connector draw:style-name="gr4" draw:text-style-name="P1" draw:layer="layout" svg:x1="13.05cm" svg:y1="9.6cm" svg:x2="11.2cm" svg:y2="11.6cm" draw:start-shape="id64" draw:start-glue-point="8" draw:end-shape="id65" draw:end-glue-point="0" svg:d="M13050 9600v1001h-1850v999" svg:viewBox="0 0 1851 2001">
          <text:p/>
        </draw:connector>
        <draw:connector draw:style-name="gr4" draw:text-style-name="P1" draw:layer="layout" svg:x1="16.662cm" svg:y1="9.6cm" svg:x2="11.2cm" svg:y2="11.6cm" draw:start-shape="id66" draw:start-glue-point="7" draw:end-shape="id65" draw:end-glue-point="0" svg:d="M16662 9600v1001h-5462v999" svg:viewBox="0 0 5463 2001">
          <text:p/>
        </draw:connector>
        <draw:custom-shape draw:style-name="gr49" draw:text-style-name="P1" xml:id="id67" draw:id="id67" draw:layer="layout" svg:width="6.6cm" svg:height="4.9cm" svg:x="8cm" svg:y="15.2cm">
          <text:p text:style-name="P1">合法性判断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1" draw:layer="layout" svg:x1="8cm" svg:y1="17.65cm" svg:x2="6.25cm" svg:y2="21.1cm" draw:start-shape="id67" draw:start-glue-point="5" draw:end-shape="id68" draw:end-glue-point="0" svg:d="M8000 17650h-1750v3450" svg:viewBox="0 0 1751 3451">
          <text:p text:style-name="P1">合法</text:p>
        </draw:connector>
        <draw:connector draw:style-name="gr4" draw:text-style-name="P1" draw:layer="layout" svg:x1="11.3cm" svg:y1="20.1cm" svg:x2="10.8cm" svg:y2="25.2cm" draw:start-shape="id67" draw:start-glue-point="6" draw:end-shape="id69" draw:end-glue-point="1" svg:d="M11300 20100v2001h1v3099h-501" svg:viewBox="0 0 502 5101">
          <text:p/>
        </draw:connector>
        <draw:connector draw:style-name="gr4" draw:text-style-name="P1" draw:layer="layout" svg:x1="19.5cm" svg:y1="13.25cm" svg:x2="19.5cm" svg:y2="13.25cm" draw:start-shape="id65" draw:end-shape="id65" svg:d="M19500 13250z" svg:viewBox="0 0 1 1">
          <text:p/>
        </draw:connector>
        <draw:connector draw:style-name="gr4" draw:text-style-name="P1" draw:layer="layout" svg:x1="14.6cm" svg:y1="17.65cm" svg:x2="19.5cm" svg:y2="13.25cm" draw:start-shape="id67" draw:end-shape="id65" svg:d="M14600 17650h5401v-4400h-501" svg:viewBox="0 0 5402 4401">
          <text:p/>
        </draw:connector>
      </draw:page>
      <draw:page draw:name="page9" draw:style-name="dp1" draw:master-page-name="Default">
        <draw:custom-shape draw:style-name="gr50" draw:text-style-name="P2" xml:id="id70" draw:id="id70" draw:layer="Layout" svg:width="10cm" svg:height="1.6cm" svg:x="1.7cm" svg:y="2.1cm">
          <text:p text:style-name="P2">管理员：读者 信息录入（注册）</text:p>
          <draw:enhanced-geometry svg:viewBox="0 0 21600 21600" draw:type="rectangle" draw:enhanced-path="M 0 0 L 21600 0 21600 21600 0 21600 0 0 Z N"/>
        </draw:custom-shape>
        <draw:custom-shape draw:style-name="gr51" draw:text-style-name="P2" xml:id="id71" draw:id="id71" draw:layer="Layout" svg:width="6.8cm" svg:height="2.2cm" svg:x="3.3cm" svg:y="6.4cm">
          <text:p text:style-name="P2">填写读者个人信息表单</text:p>
          <text:p text:style-name="P2">并提交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1" draw:layer="layout" svg:x1="6.7cm" svg:y1="3.7cm" svg:x2="6.7cm" svg:y2="6.4cm" draw:start-shape="id70" draw:end-shape="id71" draw:end-glue-point="5" svg:d="M6700 3700v2700" svg:viewBox="0 0 1 2701">
          <text:p/>
        </draw:connector>
        <draw:custom-shape draw:style-name="gr52" draw:text-style-name="P2" draw:layer="Layout" svg:width="5.7cm" svg:height="3.6cm" svg:x="3.7cm" svg:y="10.4cm">
          <text:p text:style-name="P2">信息是否合法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9.35cm" svg:y1="7.5cm" svg:x2="6.65cm" svg:y2="10.4cm" svg:d="M9350 7500h1352v2001h-4052v899" svg:viewBox="0 0 4053 2901">
          <text:p/>
        </draw:connector>
        <draw:custom-shape draw:style-name="gr53" draw:text-style-name="P2" draw:layer="Layout" svg:width="7.4cm" svg:height="1.7cm" svg:x="2.9cm" svg:y="16.4cm">
          <text:p text:style-name="P2">返回 相应错误信息</text:p>
          <draw:enhanced-geometry svg:viewBox="0 0 21600 21600" draw:type="rectangle" draw:enhanced-path="M 0 0 L 21600 0 21600 21600 0 21600 0 0 Z N"/>
        </draw:custom-shape>
        <draw:custom-shape draw:style-name="gr53" draw:text-style-name="P2" xml:id="id72" draw:id="id72" draw:layer="Layout" svg:width="7.4cm" svg:height="1.7cm" svg:x="12.6cm" svg:y="11.5cm">
          <text:p text:style-name="P2">读者 入库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65cm" svg:y1="14cm" svg:x2="6.7cm" svg:y2="16.4cm" svg:d="M6650 14000v1201h50v1199" svg:viewBox="0 0 51 2401">
          <text:p text:style-name="P1">否</text:p>
        </draw:connector>
        <draw:connector draw:style-name="gr10" draw:text-style-name="P1" draw:layer="layout" svg:x1="9.5cm" svg:y1="12.2cm" svg:x2="12.6cm" svg:y2="12.35cm" draw:end-shape="id72" svg:d="M9500 12200h1300v150h1800" svg:viewBox="0 0 3101 151">
          <text:p text:style-name="P1">是</text:p>
        </draw:connector>
        <draw:custom-shape draw:style-name="gr53" draw:text-style-name="P2" xml:id="id74" draw:id="id74" draw:layer="Layout" svg:width="7.4cm" svg:height="1.7cm" svg:x="12.7cm" svg:y="20.9cm">
          <text:p text:style-name="P2">取消录入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7cm" svg:y1="18.1cm" svg:x2="6.65cm" svg:y2="20cm" draw:end-shape="id73" draw:end-glue-point="4" svg:d="M6700 18100v700h-50v1200" svg:viewBox="0 0 51 1901">
          <text:p/>
        </draw:connector>
        <draw:custom-shape draw:style-name="gr52" draw:text-style-name="P2" xml:id="id73" draw:id="id73" draw:layer="Layout" svg:width="5.7cm" svg:height="3.6cm" svg:x="3.8cm" svg:y="20cm">
          <text:p text:style-name="P2">是否重新录入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9.5cm" svg:y1="21.8cm" svg:x2="12.7cm" svg:y2="21.75cm" draw:start-shape="id73" draw:start-glue-point="7" draw:end-shape="id74" svg:d="M9500 21800h1601v-50h1599" svg:viewBox="0 0 3201 51">
          <text:p text:style-name="P1">否</text:p>
        </draw:connector>
        <draw:connector draw:style-name="gr11" draw:text-style-name="P1" draw:layer="layout" draw:line-skew="-0.999cm" svg:x1="3.8cm" svg:y1="21.8cm" svg:x2="4.15cm" svg:y2="7.5cm" draw:start-shape="id73" draw:start-glue-point="5" draw:end-shape="id71" draw:end-glue-point="9" svg:d="M3800 21800h-2000v-14300h2350" svg:viewBox="0 0 2351 14301">
          <text:p/>
        </draw:connector>
        <draw:frame draw:style-name="gr1" draw:text-style-name="P3" draw:layer="layout" svg:width="1.137cm" svg:height="1.052cm" svg:x="2.463cm" svg:y="20.448cm">
          <draw:text-box>
            <text:p text:style-name="P3">是</text:p>
          </draw:text-box>
        </draw:frame>
        <draw:frame draw:style-name="gr1" draw:text-style-name="P3" draw:layer="layout" svg:width="6.408cm" svg:height="1.052cm" svg:x="13.6cm" svg:y="25.348cm">
          <draw:text-box>
            <text:p text:style-name="P3">读者 信息录入流程图</text:p>
          </draw:text-box>
        </draw:frame>
      </draw:page>
      <draw:page draw:name="page10" draw:style-name="dp1" draw:master-page-name="Default_5f_">
        <draw:custom-shape draw:style-name="gr54" draw:text-style-name="P2" xml:id="id75" draw:id="id75" draw:layer="Layout" svg:width="7.6cm" svg:height="1.6cm" svg:x="3cm" svg:y="2.3cm">
          <text:p text:style-name="P2">管理员：读者 信息管理</text:p>
          <draw:enhanced-geometry svg:viewBox="0 0 21600 21600" draw:type="rectangle" draw:enhanced-path="M 0 0 L 21600 0 21600 21600 0 21600 0 0 Z N"/>
        </draw:custom-shape>
        <draw:custom-shape draw:style-name="gr55" draw:text-style-name="P2" xml:id="id76" draw:id="id76" draw:layer="Layout" svg:width="4.1cm" svg:height="1.5cm" svg:x="2.4cm" svg:y="5.3cm">
          <text:p text:style-name="P2">密码重置</text:p>
          <draw:enhanced-geometry svg:viewBox="0 0 21600 21600" draw:type="rectangle" draw:enhanced-path="M 0 0 L 21600 0 21600 21600 0 21600 0 0 Z N"/>
        </draw:custom-shape>
        <draw:custom-shape draw:style-name="gr55" draw:text-style-name="P2" xml:id="id77" draw:id="id77" draw:layer="Layout" svg:width="4.1cm" svg:height="1.5cm" svg:x="7.1cm" svg:y="5.3cm">
          <text:p text:style-name="P2">帐号删除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8cm" svg:y1="3.9cm" svg:x2="4.45cm" svg:y2="5.3cm" draw:start-shape="id75" draw:start-glue-point="2" draw:end-shape="id76" svg:d="M6800 3900v700h-2350v700" svg:viewBox="0 0 2351 1401">
          <text:p/>
        </draw:connector>
        <draw:connector draw:style-name="gr11" draw:text-style-name="P1" draw:layer="layout" svg:x1="6.8cm" svg:y1="3.9cm" svg:x2="9.15cm" svg:y2="5.3cm" draw:start-shape="id75" draw:start-glue-point="2" draw:end-shape="id77" draw:end-glue-point="0" svg:d="M6800 3900v700h2350v700" svg:viewBox="0 0 2351 1401">
          <text:p/>
        </draw:connector>
        <draw:custom-shape draw:style-name="gr56" draw:text-style-name="P2" xml:id="id78" draw:id="id78" draw:layer="Layout" svg:width="8.8cm" svg:height="4.2cm" svg:x="2.4cm" svg:y="8.9cm">
          <text:p text:style-name="P2">后台接受相应请求，并</text:p>
          <text:p text:style-name="P2">进行相应操作，</text:p>
          <text:p text:style-name="P2">返回，相应状态信息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45cm" svg:y1="6.8cm" svg:x2="6.8cm" svg:y2="8.9cm" draw:start-shape="id76" draw:end-shape="id78" svg:d="M4450 6800v1050h2350v1050" svg:viewBox="0 0 2351 2101">
          <text:p/>
        </draw:connector>
        <draw:connector draw:style-name="gr11" draw:text-style-name="P1" draw:layer="layout" svg:x1="9.15cm" svg:y1="6.8cm" svg:x2="6.8cm" svg:y2="8.9cm" draw:start-shape="id77" draw:start-glue-point="2" draw:end-shape="id78" svg:d="M9150 6800v1050h-2350v1050" svg:viewBox="0 0 2351 2101">
          <text:p/>
        </draw:connector>
      </draw:page>
      <draw:page draw:name="page11" draw:style-name="dp1" draw:master-page-name="Default_5f_">
        <draw:custom-shape draw:style-name="gr57" draw:text-style-name="P2" xml:id="id79" draw:id="id79" draw:layer="Layout" svg:width="6.2cm" svg:height="1.6cm" svg:x="7.2cm" svg:y="2cm">
          <text:p text:style-name="P2">管理员：图书 管理</text:p>
          <draw:enhanced-geometry svg:viewBox="0 0 21600 21600" draw:type="rectangle" draw:enhanced-path="M 0 0 L 21600 0 21600 21600 0 21600 0 0 Z N"/>
        </draw:custom-shape>
        <draw:custom-shape draw:style-name="gr58" draw:text-style-name="P2" xml:id="id80" draw:id="id80" draw:layer="Layout" svg:width="5.561cm" svg:height="1.6cm" svg:x="1.9cm" svg:y="4.8cm">
          <text:p text:style-name="P2">图书 信息管理</text:p>
          <draw:enhanced-geometry svg:viewBox="0 0 21600 21600" draw:type="rectangle" draw:enhanced-path="M 0 0 L 21600 0 21600 21600 0 21600 0 0 Z N"/>
        </draw:custom-shape>
        <draw:custom-shape draw:style-name="gr58" draw:text-style-name="P2" xml:id="id81" draw:id="id81" draw:layer="Layout" svg:width="5.561cm" svg:height="1.6cm" svg:x="14.039cm" svg:y="7.2cm">
          <text:p text:style-name="P2">图书 入库/出库</text:p>
          <draw:enhanced-geometry svg:viewBox="0 0 21600 21600" draw:type="rectangle" draw:enhanced-path="M 0 0 L 21600 0 21600 21600 0 21600 0 0 Z N"/>
        </draw:custom-shape>
        <draw:custom-shape draw:style-name="gr59" draw:text-style-name="P2" xml:id="id82" draw:id="id82" draw:layer="Layout" svg:width="3.5cm" svg:height="1.4cm" svg:x="1.9cm" svg:y="9.2cm">
          <text:p text:style-name="P2">类型管理</text:p>
          <draw:enhanced-geometry svg:viewBox="0 0 21600 21600" draw:type="rectangle" draw:enhanced-path="M 0 0 L 21600 0 21600 21600 0 21600 0 0 Z N"/>
        </draw:custom-shape>
        <draw:custom-shape draw:style-name="gr59" draw:text-style-name="P2" xml:id="id83" draw:id="id83" draw:layer="Layout" svg:width="3.5cm" svg:height="1.4cm" svg:x="1.9cm" svg:y="11.3cm">
          <text:p text:style-name="P2">档案管理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" xml:id="id84" draw:id="id84" draw:layer="Layout" svg:width="3.5cm" svg:height="1.4cm" svg:x="1.9cm" svg:y="13.4cm">
          <text:p text:style-name="P2">入库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9" draw:text-style-name="P2" xml:id="id87" draw:id="id87" draw:layer="Layout" svg:width="3.5cm" svg:height="1.4cm" svg:x="16cm" svg:y="13.4cm">
          <text:p text:style-name="P2">出库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7.2cm" svg:y1="2.8cm" svg:x2="4.68cm" svg:y2="4.8cm" draw:start-shape="id79" draw:start-glue-point="3" draw:end-shape="id80" draw:end-glue-point="0" svg:d="M7200 2800h-2520v2000" svg:viewBox="0 0 2521 2001">
          <text:p/>
        </draw:connector>
        <draw:connector draw:style-name="gr11" draw:text-style-name="P1" draw:layer="layout" svg:x1="13.4cm" svg:y1="2.8cm" svg:x2="19.6cm" svg:y2="8cm" draw:start-shape="id79" draw:start-glue-point="1" draw:end-shape="id81" draw:end-glue-point="1" svg:d="M13400 2800h6700v5200h-500" svg:viewBox="0 0 6701 5201">
          <text:p/>
        </draw:connector>
        <draw:connector draw:style-name="gr11" draw:text-style-name="P1" draw:layer="layout" svg:x1="1.9cm" svg:y1="5.6cm" svg:x2="1.9cm" svg:y2="9.9cm" draw:start-shape="id80" draw:start-glue-point="3" draw:end-shape="id82" draw:end-glue-point="3" svg:d="M1900 5600h-502v4300h502" svg:viewBox="0 0 503 4301">
          <text:p/>
        </draw:connector>
        <draw:connector draw:style-name="gr11" draw:text-style-name="P1" draw:layer="layout" svg:x1="1.9cm" svg:y1="5.6cm" svg:x2="1.9cm" svg:y2="12cm" draw:start-shape="id80" draw:start-glue-point="3" draw:end-shape="id83" draw:end-glue-point="3" svg:d="M1900 5600h-502v6400h502" svg:viewBox="0 0 503 6401">
          <text:p/>
        </draw:connector>
        <draw:connector draw:style-name="gr11" draw:text-style-name="P1" draw:layer="layout" svg:x1="14.039cm" svg:y1="8cm" svg:x2="1.9cm" svg:y2="14.1cm" draw:start-shape="id81" draw:start-glue-point="3" draw:end-shape="id84" draw:end-glue-point="3" svg:d="M14039 8000h-12640v6100h501" svg:viewBox="0 0 12641 6101">
          <text:p/>
        </draw:connector>
        <draw:custom-shape draw:style-name="gr60" draw:text-style-name="P1" xml:id="id85" draw:id="id85" draw:layer="layout" svg:width="7cm" svg:height="2.9cm" svg:x="3.5cm" svg:y="15.5cm">
          <text:p text:style-name="P1">填写相应书籍信息表单</text:p>
          <text:p text:style-name="P1">并提交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1" draw:text-style-name="P1" xml:id="id86" draw:id="id86" draw:layer="layout" svg:width="6.6cm" svg:height="2.9cm" svg:x="12cm" svg:y="15.5cm">
          <text:p text:style-name="P1">是否通过后台验证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1" draw:text-style-name="P1" draw:layer="layout" svg:x1="5.4cm" svg:y1="9.9cm" svg:x2="7cm" svg:y2="15.5cm" draw:start-shape="id82" draw:start-glue-point="1" draw:end-shape="id85" svg:d="M5400 9900h1600v5600" svg:viewBox="0 0 1601 5601">
          <text:p/>
        </draw:connector>
        <draw:connector draw:style-name="gr11" draw:text-style-name="P1" draw:layer="layout" svg:x1="5.4cm" svg:y1="12cm" svg:x2="7cm" svg:y2="15.5cm" draw:start-shape="id83" draw:start-glue-point="1" draw:end-shape="id85" draw:end-glue-point="5" svg:d="M5400 12000h1600v3500" svg:viewBox="0 0 1601 3501">
          <text:p/>
        </draw:connector>
        <draw:connector draw:style-name="gr11" draw:text-style-name="P1" draw:layer="layout" svg:x1="5.4cm" svg:y1="14.1cm" svg:x2="7cm" svg:y2="15.5cm" draw:start-shape="id84" draw:start-glue-point="1" draw:end-shape="id85" draw:end-glue-point="5" svg:d="M5400 14100h1600v1400" svg:viewBox="0 0 1601 1401">
          <text:p/>
        </draw:connector>
        <draw:connector draw:style-name="gr11" draw:text-style-name="P1" draw:layer="layout" svg:x1="9.625cm" svg:y1="16.95cm" svg:x2="12cm" svg:y2="16.95cm" draw:start-shape="id85" draw:start-glue-point="6" draw:end-shape="id86" svg:d="M9625 16950h2375" svg:viewBox="0 0 2376 1">
          <text:p/>
        </draw:connector>
        <draw:connector draw:style-name="gr11" draw:text-style-name="P1" draw:layer="layout" svg:x1="16cm" svg:y1="14.1cm" svg:x2="15.3cm" svg:y2="15.5cm" draw:start-shape="id87" draw:start-glue-point="3" draw:end-shape="id86" draw:end-glue-point="4" svg:d="M16000 14100h-700v1400" svg:viewBox="0 0 701 1401">
          <text:p/>
        </draw:connector>
        <draw:connector draw:style-name="gr11" draw:text-style-name="P1" draw:layer="layout" svg:x1="16.819cm" svg:y1="8.8cm" svg:x2="19.5cm" svg:y2="14.1cm" draw:start-shape="id81" draw:start-glue-point="2" draw:end-shape="id87" draw:end-glue-point="1" svg:d="M16819 8800v2300h3182v3000h-501" svg:viewBox="0 0 3183 5301">
          <text:p/>
        </draw:connector>
        <draw:custom-shape draw:style-name="gr62" draw:text-style-name="P1" xml:id="id89" draw:id="id89" draw:layer="layout" svg:width="5.6cm" svg:height="1.9cm" svg:x="12.5cm" svg:y="20.4cm">
          <text:p text:style-name="P1">返回相应错误信息</text:p>
          <draw:enhanced-geometry svg:viewBox="0 0 21600 21600" draw:type="rectangle" draw:enhanced-path="M 0 0 L 21600 0 21600 21600 0 21600 0 0 Z N"/>
        </draw:custom-shape>
        <draw:custom-shape draw:style-name="gr63" draw:text-style-name="P1" xml:id="id88" draw:id="id88" draw:layer="layout" svg:width="5.6cm" svg:height="1.9cm" svg:x="12.5cm" svg:y="24.3cm">
          <text:p text:style-name="P1">完成相应操作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8.6cm" svg:y1="16.95cm" svg:x2="18.1cm" svg:y2="25.25cm" draw:start-shape="id86" draw:start-glue-point="7" draw:end-shape="id88" svg:d="M18600 16950h502v8300h-1002" svg:viewBox="0 0 1003 8301">
          <text:p text:style-name="P1">是</text:p>
        </draw:connector>
        <draw:connector draw:style-name="gr10" draw:text-style-name="P1" draw:layer="layout" svg:x1="15.3cm" svg:y1="18.4cm" svg:x2="15.3cm" svg:y2="20.4cm" draw:start-shape="id86" draw:start-glue-point="6" draw:end-shape="id89" svg:d="M15300 18400v2000" svg:viewBox="0 0 1 2001">
          <text:p text:style-name="P1">否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t </meta:initial-creator>
    <meta:creation-date>2016-10-16T22:40:44.930073781</meta:creation-date>
    <dc:date>2016-10-17T13:54:06.111947492</dc:date>
    <dc:creator>Dot </dc:creator>
    <meta:editing-duration>PT1H46M58S</meta:editing-duration>
    <meta:editing-cycles>37</meta:editing-cycles>
    <meta:generator>LibreOffice/4.3.3.2$Linux_X86_64 LibreOffice_project/430m0$Build-2</meta:generator>
    <meta:document-statistic meta:object-count="209"/>
  </office:meta>
</office:document-meta>
</file>